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7112" officeooo:paragraph-rsid="00097112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Object3" text:anchor-type="paragraph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draw:frame draw:style-name="fr1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Object5" text:anchor-type="paragraph" svg:width="6.2984in" svg:height="3.54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><draw:frame draw:style-name="fr2" draw:name="Object6" text:anchor-type="paragraph" svg:x="0.3134in" svg:y="0in" svg:width="6.2984in" svg:height="3.5429in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2:18:09.995594766</meta:creation-date>
    <dc:date>2016-02-11T12:20:18.089657809</dc:date>
    <meta:editing-duration>PT2M8S</meta:editing-duration>
    <meta:editing-cycles>1</meta:editing-cycles>
    <meta:document-statistic meta:table-count="0" meta:image-count="0" meta:object-count="6" meta:page-count="3" meta:paragraph-count="0" meta:word-count="0" meta:character-count="0" meta:non-whitespace-character-count="0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draw:fill="hatch" draw:fill-color="#ff420e" draw:fill-hatch-name="Black_20_45_20_Degrees" draw:fill-hatch-solid="tru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7.638cm" svg:y="0.315cm" chart:style-name="ch2">
          <text:p>LU</text:p>
        </chart:title>
        <chart:legend svg:x="6.873cm" svg:y="1.78cm" style:legend-expansion="custom" chartooo:width="3.636cm" chartooo:height="1.095cm" style:legend-expansion-aspect-ratio="3.32054794520548" chart:style-name="ch3"/>
        <chart:plot-area chart:style-name="ch4" chart:data-source-has-labels="both" svg:x="1.33cm" svg:y="1.299cm" svg:width="14.349cm" svg:height="6.54cm">
          <chartooo:coordinate-region svg:x="2.137cm" svg:y="1.498cm" svg:width="13.542cm" svg:height="5.694cm"/>
          <chart:axis chart:dimension="x" chart:name="primary-x" chart:style-name="ch5" chartooo:axis-type="auto">
            <chartooo:date-scale/>
            <chart:title svg:x="8.129cm" svg:y="8.018cm" chart:style-name="ch6">
              <text:p>NxN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208cm" chart:style-name="ch8">
              <text:p>Gflops/s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</table:table-cell>
              <table:table-cell office:value-type="float" office:value="15.64">
                <text:p>15.6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80.29">
                <text:p>80.29</text:p>
              </table:table-cell>
              <table:table-cell office:value-type="float" office:value="100.58">
                <text:p>100.58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128.51">
                <text:p>128.51</text:p>
              </table:table-cell>
              <table:table-cell office:value-type="float" office:value="170.45">
                <text:p>170.45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144.31">
                <text:p>144.31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187.17">
                <text:p>187.17</text:p>
              </table:table-cell>
              <table:table-cell office:value-type="float" office:value="229.52">
                <text:p>229.52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229.31">
                <text:p>229.31</text:p>
              </table:table-cell>
              <table:table-cell office:value-type="float" office:value="275.24">
                <text:p>275.24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264.29">
                <text:p>264.29</text:p>
              </table:table-cell>
              <table:table-cell office:value-type="float" office:value="287.38">
                <text:p>287.38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200.93">
                <text:p>200.93</text:p>
              </table:table-cell>
              <table:table-cell office:value-type="float" office:value="279.75">
                <text:p>279.75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328.47">
                <text:p>328.47</text:p>
              </table:table-cell>
              <table:table-cell office:value-type="float" office:value="356.56">
                <text:p>356.56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321.5">
                <text:p>321.5</text:p>
              </table:table-cell>
              <table:table-cell office:value-type="float" office:value="385.45">
                <text:p>385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51cm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="hatch" draw:fill-color="#ff420e" draw:fill-hatch-name="Black_20_45_20_Degrees" draw:fill-hatch-solid="tru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7.638cm" svg:y="0.315cm" chart:style-name="ch2">
          <text:p>LU</text:p>
        </chart:title>
        <chart:legend svg:x="6.901cm" svg:y="1.622cm" style:legend-expansion="custom" chartooo:width="3.087cm" chartooo:height="1.095cm" style:legend-expansion-aspect-ratio="2.81917808219178" chart:style-name="ch3"/>
        <chart:plot-area chart:style-name="ch4" chart:data-source-has-labels="both" svg:x="1.33cm" svg:y="1.299cm" svg:width="14.349cm" svg:height="6.54cm">
          <chartooo:coordinate-region svg:x="2.057cm" svg:y="1.498cm" svg:width="13.622cm" svg:height="5.694cm"/>
          <chart:axis chart:dimension="x" chart:name="primary-x" chart:style-name="ch5" chartooo:axis-type="auto">
            <chartooo:date-scale/>
            <chart:title svg:x="8.129cm" svg:y="8.018cm" chart:style-name="ch6">
              <text:p>NxN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724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0.7">
                <text:p>0.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0.95">
                <text:p>0.9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1.87">
                <text:p>1.8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1.62">
                <text:p>1.6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2.27">
                <text:p>2.27</text:p>
              </table:table-cell>
              <table:table-cell office:value-type="float" office:value="1.89">
                <text:p>1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51cm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="hatch" draw:fill-color="#ff420e" draw:fill-hatch-name="Black_20_45_20_Degrees" draw:fill-hatch-solid="tru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99cm" svg:y="0.315cm" chart:style-name="ch2">
          <text:p>Cholesky</text:p>
        </chart:title>
        <chart:legend svg:x="4.524cm" svg:y="1.906cm" style:legend-expansion="custom" chartooo:width="2.732cm" chartooo:height="1.095cm" style:legend-expansion-aspect-ratio="2.49497716894977" chart:style-name="ch3"/>
        <chart:plot-area chart:style-name="ch4" chart:data-source-has-labels="both" svg:x="1.33cm" svg:y="1.299cm" svg:width="14.349cm" svg:height="6.54cm">
          <chartooo:coordinate-region svg:x="2.322cm" svg:y="1.498cm" svg:width="13.357cm" svg:height="5.694cm"/>
          <chart:axis chart:dimension="x" chart:name="primary-x" chart:style-name="ch5" chartooo:axis-type="auto">
            <chartooo:date-scale/>
            <chart:title svg:x="8.05cm" svg:y="8.018cm" chart:style-name="ch6">
              <text:p>N x N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208cm" chart:style-name="ch8">
              <text:p>Gflops/s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</table:table-cell>
              <table:table-cell office:value-type="float" office:value="3.15">
                <text:p>3.15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59.33">
                <text:p>59.33</text:p>
              </table:table-cell>
              <table:table-cell office:value-type="float" office:value="117.12">
                <text:p>117.1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77.54">
                <text:p>77.54</text:p>
              </table:table-cell>
              <table:table-cell office:value-type="float" office:value="354.72">
                <text:p>354.72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143.65">
                <text:p>143.65</text:p>
              </table:table-cell>
              <table:table-cell office:value-type="float" office:value="441.44">
                <text:p>441.44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185.83">
                <text:p>185.83</text:p>
              </table:table-cell>
              <table:table-cell office:value-type="float" office:value="665.37">
                <text:p>665.37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266.08">
                <text:p>266.08</text:p>
              </table:table-cell>
              <table:table-cell office:value-type="float" office:value="927.6">
                <text:p>927.6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328.31">
                <text:p>328.31</text:p>
              </table:table-cell>
              <table:table-cell office:value-type="float" office:value="1209.31">
                <text:p>1209.31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379.31">
                <text:p>379.31</text:p>
              </table:table-cell>
              <table:table-cell office:value-type="float" office:value="1434.3">
                <text:p>1434.3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457.17">
                <text:p>457.17</text:p>
              </table:table-cell>
              <table:table-cell office:value-type="float" office:value="1602.48">
                <text:p>1602.48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508.33">
                <text:p>508.33</text:p>
              </table:table-cell>
              <table:table-cell office:value-type="float" office:value="1541.37">
                <text:p>1541.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51cm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="hatch" draw:fill-color="#ff420e" draw:fill-hatch-name="Black_20_45_20_Degrees" draw:fill-hatch-solid="tru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99cm" svg:y="0.315cm" chart:style-name="ch2">
          <text:p>Cholesky</text:p>
        </chart:title>
        <chart:legend svg:x="6.173cm" svg:y="1.728cm" style:legend-expansion="custom" chartooo:width="2.76cm" chartooo:height="1.095cm" style:legend-expansion-aspect-ratio="2.52054794520548" chart:style-name="ch3"/>
        <chart:plot-area chart:style-name="ch4" chart:data-source-has-labels="both" svg:x="1.33cm" svg:y="1.299cm" svg:width="14.35cm" svg:height="6.54cm">
          <chartooo:coordinate-region svg:x="2.057cm" svg:y="1.498cm" svg:width="13.623cm" svg:height="5.694cm"/>
          <chart:axis chart:dimension="x" chart:name="primary-x" chart:style-name="ch5" chartooo:axis-type="auto">
            <chartooo:date-scale/>
            <chart:title svg:x="8.051cm" svg:y="8.018cm" chart:style-name="ch6">
              <text:p>N x N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724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0.25">
                <text:p>0.2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0.38">
                <text:p>0.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0.49">
                <text:p>0.4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0.58">
                <text:p>0.5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7.034cm" svg:y="0.519cm" chart:style-name="ch2">
          <text:p>Eigenvalue</text:p>
        </chart:title>
        <chart:legend svg:x="6.903cm" svg:y="1.545cm" style:legend-expansion="custom" chartooo:width="2.952cm" chartooo:height="0.597cm" style:legend-expansion-aspect-ratio="4.94472361809045" chart:style-name="ch3"/>
        <chart:plot-area chart:style-name="ch4" chart:data-source-has-labels="both" svg:x="1.33cm" svg:y="1.299cm" svg:width="14.349cm" svg:height="6.54cm">
          <chartooo:coordinate-region svg:x="2.137cm" svg:y="1.498cm" svg:width="13.542cm" svg:height="5.694cm"/>
          <chart:axis chart:dimension="x" chart:name="primary-x" chart:style-name="ch5" chartooo:axis-type="auto">
            <chartooo:date-scale/>
            <chart:title svg:x="8.129cm" svg:y="8.018cm" chart:style-name="ch6">
              <text:p>NxN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645cm" chart:style-name="ch8">
              <text:p>Time (second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</text:p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51.63">
                <text:p>51.63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117.71">
                <text:p>117.71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243.14">
                <text:p>243.14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303.82">
                <text:p>303.82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396.58">
                <text:p>396.58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469.49">
                <text:p>469.49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573.77">
                <text:p>573.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7.466cm" svg:y="0.315cm" chart:style-name="ch2">
          <text:p>SVD</text:p>
        </chart:title>
        <chart:legend svg:x="7.657cm" svg:y="1.648cm" style:legend-expansion="custom" chartooo:width="1.258cm" chartooo:height="0.573cm" style:legend-expansion-aspect-ratio="2.19546247818499" chart:style-name="ch3"/>
        <chart:plot-area chart:style-name="ch4" chart:data-source-has-labels="both" svg:x="1.33cm" svg:y="1.299cm" svg:width="14.349cm" svg:height="6.54cm">
          <chartooo:coordinate-region svg:x="1.951cm" svg:y="1.498cm" svg:width="13.728cm" svg:height="5.694cm"/>
          <chart:axis chart:dimension="x" chart:name="primary-x" chart:style-name="ch5" chartooo:axis-type="auto">
            <chartooo:date-scale/>
            <chart:title svg:x="8.129cm" svg:y="8.018cm" chart:style-name="ch6">
              <text:p>NxN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724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38.99">
                <text:p>38.99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50.66">
                <text:p>50.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